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CT:</text:p>
      <text:p text:style-name="P2"><text:tab/>-Von jeweils 8x8 Blöcken nur auf die so und so viel wichtigsten pixel reduzieren</text:p>
      <text:p text:style-name="P2"><text:tab/>-Fast DCT gibt’s</text:p>
      <text:p text:style-name="P1">KLT:</text:p>
      <text:p text:style-name="P2"><text:tab/>kanun loeve Trans oder so</text:p>
      <text:p text:style-name="P2"><text:tab/>-falls man im ding unten nich um 45 grad dreht</text:p>
      <text:p text:style-name="P2"/>
      <text:p text:style-name="P2">Anfang:</text:p>
      <text:p text:style-name="P2"><text:tab/>-Intensität von Pixeln an geraden positionen und ungeraden Positionen in 2D Histogramm <text:tab/>gemapt (immer die beiden benachbarten zusammen)</text:p>
      <text:p text:style-name="P2"><text:tab/><text:tab/>→ Alles liegt in der nähe von winkelhalbierenden</text:p>
      <text:p text:style-name="P2"><text:tab/><text:tab/>→ um 45 grad drehen</text:p>
      <text:p text:style-name="P2"><text:tab/><text:tab/>→ auf achsen projezieren → neue histogramme</text:p>
      <text:p text:style-name="P2"><text:tab/><text:tab/>→ für eine hälfte daten gespart?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14:19:03.55</meta:creation-date>
    <dc:date>2014-05-13T13:45:34.70</dc:date>
    <meta:editing-duration>PT48M40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1" meta:paragraph-count="12" meta:word-count="79" meta:character-count="473"/>
  </office:meta>
</office:document-meta>
</file>